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94a8bf" draw:fill-gradient-name="Farbverlauf_20_7" draw:fill-hatch-name="Hatch_20_1" draw:fill-image-name="Bitmape_20_1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none" draw:fill="gradient" draw:fill-color="#d1bd8c" draw:fill-gradient-name="Gradient_20_7" draw:fill-image-width="1cm" draw:fill-image-height="1cm" draw:textarea-horizontal-align="center" draw:textarea-vertical-align="middle"/>
    </style:style>
    <style:style style:name="gr3" style:family="graphic" style:parent-style-name="standard">
      <style:graphic-properties draw:stroke="none" draw:fill="gradient" draw:fill-color="#00005e" draw:fill-gradient-name="Gradient_20_8" draw:textarea-horizontal-align="center" draw:textarea-vertical-align="middle"/>
    </style:style>
    <style:style style:name="gr4" style:family="graphic" style:parent-style-name="objectwithoutfill">
      <style:graphic-properties draw:stroke="none" draw:fill="gradient" draw:fill-gradient-name="Gradient_20_9" draw:gradient-step-count="10" draw:fill-image-width="1cm" draw:fill-image-height="1cm" draw:textarea-horizontal-align="center" draw:textarea-vertical-align="middle"/>
    </style:style>
    <style:style style:name="gr5" style:family="graphic" style:parent-style-name="objectwithoutfill">
      <style:graphic-properties draw:stroke="none" draw:fill="gradient" draw:fill-gradient-name="Gradient_20_10" draw:gradient-step-count="10" draw:fill-image-width="1cm" draw:fill-image-height="1cm" draw:textarea-horizontal-align="center" draw:textarea-vertical-align="middle"/>
    </style:style>
    <style:style style:name="gr6" style:family="graphic" style:parent-style-name="objectwithoutfill">
      <style:graphic-properties draw:stroke="none" draw:fill="gradient" draw:fill-gradient-name="Gradient_20_11" draw:gradient-step-count="10" draw:fill-image-width="1cm" draw:fill-image-height="1cm" draw:textarea-horizontal-align="center" draw:textarea-vertical-align="middle"/>
    </style:style>
    <style:style style:name="gr7" style:family="graphic" style:parent-style-name="objectwithoutfill">
      <style:graphic-properties draw:stroke="none" draw:fill="gradient" draw:fill-gradient-name="Gradient_20_12" draw:gradient-step-count="10" draw:fill-image-width="1cm" draw:fill-image-height="1cm" draw:textarea-horizontal-align="center" draw:textarea-vertical-align="middle"/>
    </style:style>
    <style:style style:name="gr8" style:family="graphic" style:parent-style-name="objectwithoutfill">
      <style:graphic-properties draw:stroke="none" draw:fill="gradient" draw:fill-gradient-name="Gradient_20_13" draw:gradient-step-count="10" draw:fill-image-width="1cm" draw:fill-image-height="1cm" draw:textarea-horizontal-align="center" draw:textarea-vertical-align="middle"/>
    </style:style>
    <style:style style:name="gr9" style:family="graphic" style:parent-style-name="objectwithoutfill">
      <style:graphic-properties draw:stroke="none" draw:fill="gradient" draw:fill-gradient-name="Gradient_20_14" draw:gradient-step-count="10" draw:fill-image-width="1cm" draw:fill-image-height="1cm" draw:textarea-horizontal-align="center" draw:textarea-vertical-align="middle"/>
    </style:style>
    <style:style style:name="gr10" style:family="graphic" style:parent-style-name="objectwithoutfill">
      <style:graphic-properties draw:stroke="none" draw:fill="gradient" draw:fill-gradient-name="Gradient_20_15" draw:gradient-step-count="10" draw:fill-image-width="1cm" draw:fill-image-height="1cm" draw:textarea-horizontal-align="center" draw:textarea-vertical-align="middle"/>
    </style:style>
    <style:style style:name="gr11" style:family="graphic" style:parent-style-name="objectwithoutfill">
      <style:graphic-properties draw:stroke="none" draw:fill="gradient" draw:fill-gradient-name="Gradient_20_16" draw:gradient-step-count="10" draw:fill-image-width="1cm" draw:fill-image-height="1cm" draw:textarea-horizontal-align="center" draw:textarea-vertical-align="middle"/>
    </style:style>
    <style:style style:name="gr12" style:family="graphic" style:parent-style-name="objectwithoutfill">
      <style:graphic-properties draw:stroke="none" draw:fill="gradient" draw:fill-gradient-name="Gradient_20_17" draw:gradient-step-count="10" draw:fill-image-width="1cm" draw:fill-image-height="1cm" draw:textarea-horizontal-align="center" draw:textarea-vertical-align="middle"/>
    </style:style>
    <style:style style:name="gr13" style:family="graphic" style:parent-style-name="objectwithoutfill">
      <style:graphic-properties draw:stroke="none" draw:fill="gradient" draw:fill-gradient-name="Gradient_20_18" draw:gradient-step-count="10" draw:fill-image-width="1cm" draw:fill-image-height="1cm" draw:textarea-horizontal-align="center" draw:textarea-vertical-align="middle"/>
    </style:style>
    <style:style style:name="gr14" style:family="graphic" style:parent-style-name="objectwithoutfill">
      <style:graphic-properties draw:stroke="none" draw:fill="gradient" draw:fill-gradient-name="Gradient_20_19" draw:gradient-step-count="10" draw:fill-image-width="1cm" draw:fill-image-height="1cm" draw:textarea-horizontal-align="center" draw:textarea-vertical-align="middle"/>
    </style:style>
    <style:style style:name="gr15" style:family="graphic" style:parent-style-name="objectwithoutfill">
      <style:graphic-properties draw:stroke="none" draw:fill="gradient" draw:fill-gradient-name="Gradient_20_20" draw:gradient-step-count="10" draw:fill-image-width="1cm" draw:fill-image-height="1cm" draw:textarea-horizontal-align="center" draw:textarea-vertical-align="middle"/>
    </style:style>
    <style:style style:name="gr16" style:family="graphic" style:parent-style-name="objectwithoutfill">
      <style:graphic-properties draw:stroke="none" draw:fill="gradient" draw:fill-gradient-name="Gradient_20_21" draw:gradient-step-count="10" draw:fill-image-width="1cm" draw:fill-image-height="1cm" draw:textarea-horizontal-align="center" draw:textarea-vertical-align="middle"/>
    </style:style>
    <style:style style:name="gr17" style:family="graphic" style:parent-style-name="objectwithoutfill">
      <style:graphic-properties draw:stroke="none" draw:fill="gradient" draw:fill-gradient-name="Gradient_20_22" draw:gradient-step-count="10" draw:fill-image-width="1cm" draw:fill-image-height="1cm" draw:textarea-horizontal-align="center" draw:textarea-vertical-align="middle"/>
    </style:style>
    <style:style style:name="gr18" style:family="graphic" style:parent-style-name="objectwithoutfill">
      <style:graphic-properties draw:stroke="none" draw:fill="gradient" draw:fill-gradient-name="Gradient_20_23" draw:gradient-step-count="10" draw:fill-image-width="1cm" draw:fill-image-height="1cm" draw:textarea-horizontal-align="center" draw:textarea-vertical-align="middle"/>
    </style:style>
    <style:style style:name="gr19" style:family="graphic" style:parent-style-name="objectwithoutfill">
      <style:graphic-properties draw:stroke="none" draw:fill="gradient" draw:fill-gradient-name="Gradient_20_24" draw:textarea-horizontal-align="center" draw:textarea-vertical-align="middle"/>
    </style:style>
    <style:style style:name="gr20" style:family="graphic" style:parent-style-name="objectwithoutfill">
      <style:graphic-properties draw:stroke="none" draw:fill="gradient" draw:fill-gradient-name="Gradient_20_25" draw:textarea-horizontal-align="center" draw:textarea-vertical-align="middle"/>
    </style:style>
    <style:style style:name="gr21" style:family="graphic" style:parent-style-name="standard">
      <style:graphic-properties draw:stroke="none" draw:fill="gradient" draw:fill-color="#ffebba" draw:fill-gradient-name="Farbverlauf_20_12" draw:fill-image-width="1cm" draw:fill-image-height="1cm" draw:textarea-horizontal-align="center" draw:textarea-vertical-align="middle"/>
    </style:style>
    <style:style style:name="gr22" style:family="graphic" style:parent-style-name="objectwithoutfill">
      <style:graphic-properties draw:stroke="none" svg:stroke-color="#000000" draw:fill="gradient" draw:fill-color="#000000" draw:fill-gradient-name="Gradient_20_26" draw:fill-image-width="1cm" draw:fill-image-height="1cm" draw:textarea-horizontal-align="center" draw:textarea-vertical-align="middle"/>
    </style:style>
    <style:style style:name="gr23" style:family="graphic" style:parent-style-name="objectwithoutfill">
      <style:graphic-properties draw:stroke="none" svg:stroke-color="#000000" draw:fill="gradient" draw:fill-color="#333333" draw:fill-gradient-name="Gradient_20_27" draw:fill-image-width="1cm" draw:fill-image-height="1cm" draw:textarea-horizontal-align="center" draw:textarea-vertical-align="middle"/>
    </style:style>
    <style:style style:name="gr24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draw:fill="gradient" draw:fill-color="#c0c0c0" draw:fill-gradient-name="Farbverlauf_20_9" draw:fill-hatch-name="Hatch_20_1" draw:fill-image-name="Bitmape_20_1" draw:textarea-horizontal-align="center" draw:textarea-vertical-align="middle" draw:shadow="hidden" draw:shadow-offset-x="0.3cm" draw:shadow-offset-y="0.3cm" draw:shadow-color="#808080"/>
    </style:style>
    <style:style style:name="gr25" style:family="graphic" style:parent-style-name="standard">
      <style:graphic-properties draw:stroke="none" draw:fill="gradient" draw:fill-color="#ffffff" draw:fill-gradient-name="Farbverlauf_20_12" draw:fill-image-width="1cm" draw:fill-image-height="1cm" draw:textarea-horizontal-align="center" draw:textarea-vertical-align="middle"/>
    </style:style>
    <style:style style:name="gr26" style:family="graphic" style:parent-style-name="standard">
      <style:graphic-properties draw:stroke="none" draw:fill="gradient" draw:fill-gradient-name="Gradient_20_28" draw:textarea-horizontal-align="center" draw:textarea-vertical-align="middle"/>
    </style:style>
    <style:style style:name="gr27" style:family="graphic" style:parent-style-name="objectwithoutfill">
      <style:graphic-properties draw:stroke="none" draw:fill="gradient" draw:fill-gradient-name="Gradient_20_29" draw:textarea-horizontal-align="center" draw:textarea-vertical-align="middle"/>
    </style:style>
    <style:style style:name="gr28" style:family="graphic" style:parent-style-name="standard">
      <style:graphic-properties draw:stroke="none" draw:fill="gradient" draw:fill-gradient-name="Gradient_20_30" draw:textarea-horizontal-align="center" draw:textarea-vertical-align="middle"/>
    </style:style>
    <style:style style:name="gr29" style:family="graphic" style:parent-style-name="objectwithoutfill">
      <style:graphic-properties draw:stroke="none" svg:stroke-color="#000000" draw:fill="gradient" draw:fill-color="#000000" draw:fill-gradient-name="Gradient_20_31" draw:fill-image-width="1cm" draw:fill-image-height="1cm" draw:textarea-horizontal-align="center" draw:textarea-vertical-align="middle"/>
    </style:style>
    <style:style style:name="gr30" style:family="graphic" style:parent-style-name="objectwithoutfill">
      <style:graphic-properties draw:stroke="none" svg:stroke-color="#000000" draw:fill="gradient" draw:fill-color="#000000" draw:fill-gradient-name="Gradient_20_32" draw:fill-image-width="1cm" draw:fill-image-height="1cm" draw:textarea-horizontal-align="center" draw:textarea-vertical-align="middle"/>
    </style:style>
    <style:style style:name="gr31" style:family="graphic" style:parent-style-name="objectwithoutfill">
      <style:graphic-properties draw:stroke="none" svg:stroke-color="#000000" draw:fill="gradient" draw:fill-color="#000000" draw:fill-gradient-name="Gradient_20_33" draw:fill-image-width="1cm" draw:fill-image-height="1cm" draw:textarea-horizontal-align="center" draw:textarea-vertical-align="middle"/>
    </style:style>
    <style:style style:name="gr32" style:family="graphic" style:parent-style-name="objectwithoutfill">
      <style:graphic-properties draw:stroke="none" svg:stroke-color="#000000" draw:fill="gradient" draw:fill-color="#000000" draw:fill-gradient-name="Gradient_20_34" draw:fill-image-width="1cm" draw:fill-image-height="1cm" draw:textarea-horizontal-align="center" draw:textarea-vertical-align="middle"/>
    </style:style>
    <style:style style:name="gr33" style:family="graphic" style:parent-style-name="objectwithoutfill">
      <style:graphic-properties draw:stroke="none" draw:fill="gradient" draw:fill-gradient-name="Gradient_20_35" draw:textarea-horizontal-align="center" draw:textarea-vertical-align="middle"/>
    </style:style>
    <style:style style:name="gr34" style:family="graphic" style:parent-style-name="objectwithoutfill">
      <style:graphic-properties draw:stroke="none" draw:fill="gradient" draw:fill-gradient-name="Gradient_20_37" draw:textarea-horizontal-align="center" draw:textarea-vertical-align="middle"/>
    </style:style>
    <style:style style:name="gr35" style:family="graphic" style:parent-style-name="objectwithoutfill">
      <style:graphic-properties draw:stroke="none" draw:fill="gradient" draw:fill-gradient-name="Gradient_20_38" draw:textarea-horizontal-align="center" draw:textarea-vertical-align="middle"/>
    </style:style>
    <style:style style:name="gr36" style:family="graphic" style:parent-style-name="objectwithoutfill">
      <style:graphic-properties draw:stroke="none" draw:fill="gradient" draw:fill-gradient-name="Farbverlauf_20_18" draw:textarea-horizontal-align="center" draw:textarea-vertical-align="middle"/>
    </style:style>
    <style:style style:name="gr37" style:family="graphic" style:parent-style-name="objectwithoutfill">
      <style:graphic-properties draw:stroke="none" draw:fill="gradient" draw:fill-gradient-name="Gradient_20_40" draw:fill-image-width="1cm" draw:fill-image-height="1cm" draw:textarea-horizontal-align="center" draw:textarea-vertical-align="middle"/>
    </style:style>
    <style:style style:name="gr38" style:family="graphic" style:parent-style-name="objectwithoutfill">
      <style:graphic-properties draw:stroke="none" draw:fill="gradient" draw:fill-gradient-name="Gradient_20_42" draw:fill-image-width="1cm" draw:fill-image-height="1cm" draw:textarea-horizontal-align="center" draw:textarea-vertical-align="middle"/>
    </style:style>
    <style:style style:name="gr39" style:family="graphic" style:parent-style-name="objectwithoutfill">
      <style:graphic-properties draw:stroke="none" draw:fill="gradient" draw:fill-gradient-name="Gradient_20_44" draw:fill-image-width="1cm" draw:fill-image-height="1cm" draw:textarea-horizontal-align="center" draw:textarea-vertical-align="middle"/>
    </style:style>
    <style:style style:name="gr40" style:family="graphic" style:parent-style-name="objectwithoutfill">
      <style:graphic-properties draw:stroke="none" draw:fill="gradient" draw:fill-gradient-name="Gradient_20_46" draw:fill-image-width="1cm" draw:fill-image-height="1cm" draw:textarea-horizontal-align="center" draw:textarea-vertical-align="middle"/>
    </style:style>
    <style:style style:name="gr41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gr42" style:family="graphic" style:parent-style-name="standard">
      <style:graphic-properties svg:stroke-width="0.2cm" svg:stroke-color="#e6e6ff" draw:textarea-horizontal-align="center" draw:textarea-vertical-align="middle" fo:padding-top="0.1cm" fo:padding-bottom="0.1cm" fo:padding-left="0.1cm" fo:padding-right="0.1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9cm" svg:height="22.271cm" svg:x="1cm" svg:y="1cm">
          <text:p/>
        </draw:rect>
        <draw:rect draw:style-name="gr2" draw:text-style-name="P2" draw:layer="layout" svg:width="9.963cm" svg:height="1.207cm" svg:x="3.009cm" svg:y="10.47cm">
          <text:p/>
        </draw:rect>
        <draw:rect draw:style-name="gr3" draw:text-style-name="P2" draw:layer="layout" svg:width="19cm" svg:height="3.969cm" svg:x="1cm" svg:y="22.79cm">
          <text:p/>
        </draw:rect>
        <draw:path draw:style-name="gr4" draw:layer="layout" svg:width="19cm" svg:height="0.6cm" svg:x="1cm" svg:y="23.211cm" svg:viewBox="0 0 19001 601" svg:d="m0 600c0 0 0-538 0-538 691 46 2865-18 3570-56 741-39 2505 116 3247 109 692-5 1481-73 2165-90 741-20 1315 135 2045 116 656-15 1383-109 2044-116 694-8 2071 211 2766 204 660-8 2505-164 3163-149 0 0 0 520 0 520s-19000 0-19000 0z">
          <text:p/>
        </draw:path>
        <draw:path draw:style-name="gr5" draw:layer="layout" svg:width="19cm" svg:height="0.6cm" svg:x="1cm" svg:y="23.36cm" svg:viewBox="0 0 19001 601" svg:d="m0 600c0 0 0-538 0-538 691 46 2865-18 3570-56 741-39 2505 116 3247 109 692-5 1481-73 2165-90 741-20 1315 135 2045 116 656-15 1383-109 2044-116 694-8 2071 211 2766 204 660-8 2505-164 3163-149 0 0 0 520 0 520s-19000 0-19000 0z">
          <text:p/>
        </draw:path>
        <draw:path draw:style-name="gr6" draw:layer="layout" svg:width="19cm" svg:height="0.6cm" svg:x="1cm" svg:y="23.271cm" svg:viewBox="0 0 19001 601" svg:d="m0 600c0 0 0-538 0-538 691 46 2865-18 3570-56 741-39 2505 116 3247 109 692-5 1481-73 2165-90 741-20 1315 135 2045 116 656-15 1383-109 2044-116 694-8 2071 211 2766 204 660-8 2505-164 3163-149 0 0 0 520 0 520s-19000 0-19000 0z">
          <text:p/>
        </draw:path>
        <draw:path draw:style-name="gr7" draw:layer="layout" svg:width="19cm" svg:height="0.6cm" svg:x="1cm" svg:y="23.301cm" svg:viewBox="0 0 19001 601" svg:d="m0 600c0 0 0-538 0-538 691 46 2865-18 3570-56 741-39 2505 116 3247 109 692-5 1481-73 2165-90 741-20 1315 135 2045 116 656-15 1383-109 2044-116 694-8 2071 211 2766 204 660-8 2505-164 3163-149 0 0 0 520 0 520s-19000 0-19000 0z">
          <text:p/>
        </draw:path>
        <draw:path draw:style-name="gr8" draw:layer="layout" svg:width="19cm" svg:height="0.6cm" svg:x="1cm" svg:y="23.33cm" svg:viewBox="0 0 19001 601" svg:d="m0 600c0 0 0-538 0-538 691 46 2865-18 3570-56 741-39 2505 116 3247 109 692-5 1481-73 2165-90 741-20 1315 135 2045 116 656-15 1383-109 2044-116 694-8 2071 211 2766 204 660-8 2505-164 3163-149 0 0 0 520 0 520s-19000 0-19000 0z">
          <text:p/>
        </draw:path>
        <draw:path draw:style-name="gr9" draw:layer="layout" svg:width="19cm" svg:height="0.6cm" svg:x="1cm" svg:y="23.361cm" svg:viewBox="0 0 19001 601" svg:d="m0 600c0 0 0-538 0-538 691 46 2865-18 3570-56 741-39 2505 116 3247 109 692-5 1481-73 2165-90 741-20 1315 135 2045 116 656-15 1383-109 2044-116 694-8 2071 211 2766 204 660-8 2505-164 3163-149 0 0 0 520 0 520s-19000 0-19000 0z">
          <text:p/>
        </draw:path>
        <draw:path draw:style-name="gr10" draw:layer="layout" svg:width="19cm" svg:height="0.6cm" svg:x="1cm" svg:y="23.391cm" svg:viewBox="0 0 19001 601" svg:d="m0 600c0 0 0-538 0-538 691 46 2865-18 3570-56 741-39 2505 116 3247 109 692-5 1481-73 2165-90 741-20 1315 135 2045 116 656-15 1383-109 2044-116 694-8 2071 211 2766 204 660-8 2505-164 3163-149 0 0 0 520 0 520s-19000 0-19000 0z">
          <text:p/>
        </draw:path>
        <draw:path draw:style-name="gr11" draw:layer="layout" svg:width="19cm" svg:height="0.6cm" svg:x="1cm" svg:y="23.421cm" svg:viewBox="0 0 19001 601" svg:d="m0 600c0 0 0-538 0-538 691 46 2865-18 3570-56 741-39 2505 116 3247 109 692-5 1481-73 2165-90 741-20 1315 135 2045 116 656-15 1383-109 2044-116 694-8 2071 211 2766 204 660-8 2505-164 3163-149 0 0 0 520 0 520s-19000 0-19000 0z">
          <text:p/>
        </draw:path>
        <draw:path draw:style-name="gr12" draw:layer="layout" svg:width="19cm" svg:height="0.6cm" svg:x="1cm" svg:y="23.451cm" svg:viewBox="0 0 19001 601" svg:d="m0 600c0 0 0-538 0-538 691 46 2865-18 3570-56 741-39 2505 116 3247 109 692-5 1481-73 2165-90 741-20 1315 135 2045 116 656-15 1383-109 2044-116 694-8 2071 211 2766 204 660-8 2505-164 3163-149 0 0 0 520 0 520s-19000 0-19000 0z">
          <text:p/>
        </draw:path>
        <draw:path draw:style-name="gr13" draw:layer="layout" svg:width="19cm" svg:height="0.6cm" svg:x="1cm" svg:y="23.481cm" svg:viewBox="0 0 19001 601" svg:d="m0 600c0 0 0-538 0-538 691 46 2865-18 3570-56 741-39 2505 116 3247 109 692-5 1481-73 2165-90 741-20 1315 135 2045 116 656-15 1383-109 2044-116 694-8 2071 211 2766 204 660-8 2505-164 3163-149 0 0 0 520 0 520s-19000 0-19000 0z">
          <text:p/>
        </draw:path>
        <draw:path draw:style-name="gr14" draw:layer="layout" svg:width="19cm" svg:height="0.6cm" svg:x="1cm" svg:y="23.871cm" svg:viewBox="0 0 19001 601" svg:d="m0 600c0 0 0-538 0-538 691 46 2865-18 3570-56 741-39 2505 116 3247 109 692-5 1481-73 2165-90 741-20 1315 135 2045 116 656-15 1383-109 2044-116 694-8 2071 211 2766 204 660-8 2505-164 3163-149 0 0 0 520 0 520s-19000 0-19000 0z">
          <text:p/>
        </draw:path>
        <draw:path draw:style-name="gr15" draw:layer="layout" svg:width="19cm" svg:height="0.6cm" svg:x="1cm" svg:y="24.324cm" svg:viewBox="0 0 19001 601" svg:d="m0 600c0 0 0-538 0-538 691 46 2865-18 3570-56 741-39 2505 116 3247 109 692-5 1481-73 2165-90 741-20 1315 135 2045 116 656-15 1383-109 2044-116 694-8 2071 211 2766 204 660-8 2505-164 3163-149 0 0 0 520 0 520s-19000 0-19000 0z">
          <text:p/>
        </draw:path>
        <draw:path draw:style-name="gr16" draw:layer="layout" svg:width="19cm" svg:height="0.6cm" svg:x="1cm" svg:y="24.774cm" svg:viewBox="0 0 19001 601" svg:d="m0 600c0 0 0-538 0-538 691 46 2865-18 3570-56 741-39 2505 116 3247 109 692-5 1481-73 2165-90 741-20 1315 135 2045 116 656-15 1383-109 2044-116 694-8 2071 211 2766 204 660-8 2505-164 3163-149 0 0 0 520 0 520s-19000 0-19000 0z">
          <text:p/>
        </draw:path>
        <draw:path draw:style-name="gr17" draw:layer="layout" svg:width="19cm" svg:height="0.6cm" svg:x="1cm" svg:y="25.196cm" svg:viewBox="0 0 19001 601" svg:d="m0 600c0 0 0-538 0-538 691 46 2865-18 3570-56 741-39 2505 116 3247 109 692-5 1481-73 2165-90 741-20 1315 135 2045 116 656-15 1383-109 2044-116 694-8 2071 211 2766 204 660-8 2505-164 3163-149 0 0 0 520 0 520s-19000 0-19000 0z">
          <text:p/>
        </draw:path>
        <draw:path draw:style-name="gr18" draw:layer="layout" svg:width="19cm" svg:height="0.857cm" svg:x="1cm" svg:y="25.557cm" svg:viewBox="0 0 19001 858" svg:d="m0 857c0 0 0-768 0-768 691 65 2865-26 3570-80 741-56 2505 165 3247 156 692-8 1481-104 2165-129 741-29 1315 193 2045 166 656-22 1383-156 2044-166 694-12 2071 302 2766 291 660-11 2505-234 3163-212 0 0 0 742 0 742s-19000 0-19000 0z">
          <text:p/>
        </draw:path>
        <draw:path draw:style-name="gr19" draw:layer="layout" svg:width="19cm" svg:height="1.517cm" svg:x="1cm" svg:y="25.978cm" svg:viewBox="0 0 19001 1518" svg:d="m0 1517c0 0 0-1360 0-1360 691 115 2865-46 3570-141 741-99 2505 291 3247 276 692-14 1481-184 2165-229 741-50 1315 342 2045 295 656-40 1383-276 2044-295 694-21 2071 536 2766 516 660-20 2505-414 3163-376 0 0 0 1314 0 1314s-19000 0-19000 0z">
          <text:p/>
        </draw:path>
        <draw:path draw:style-name="gr20" draw:layer="layout" svg:width="19cm" svg:height="1.945cm" svg:x="1cm" svg:y="26.754cm" svg:viewBox="0 0 19001 1946" svg:d="m0 1945c0 0 0-1744 0-1744 691 148 2865-59 3570-180 741-128 2505 373 3247 354 692-18 1481-235 2165-294 741-65 1315 440 2045 380 656-53 1383-355 2044-380 694-27 2071 688 2766 662 660-25 2505-531 3163-481 0 0 0 1683 0 1683s-19000 0-19000 0z">
          <text:p/>
        </draw:path>
        <draw:rect draw:style-name="gr21" draw:text-style-name="P2" draw:layer="layout" svg:width="7.711cm" svg:height="3.717cm" svg:x="4.102cm" svg:y="11.677cm">
          <text:p/>
        </draw:rect>
        <draw:path draw:style-name="gr22" draw:layer="layout" svg:width="5.436cm" svg:height="16.849cm" svg:x="2.549cm" svg:y="11.098cm" svg:viewBox="0 0 5437 16850" svg:d="m5436 0c-648 175-1442 664-1903 1110-483 467-1237 1405-1652 1931s-960 929-1552 1303c-540 342-255 1056-250 1593 5 660 1066 3050 1653 3572 466 417 1491 1890 1701 2464 221 606 712 3399 901 4008l1102 868z">
          <text:p/>
        </draw:path>
        <draw:path draw:style-name="gr23" draw:layer="layout" svg:width="5.503cm" svg:height="16.85cm" svg:x="7.937cm" svg:y="11.112cm" svg:viewBox="0 0 5504 16851" svg:d="m0 0c656 176 1461 665 1926 1109 489 468 1252 1407 1672 1932s972 929 1572 1303c546 343 257 1056 252 1594-7 660-1078 3049-1673 3572-471 416-1511 1889-1722 2464-223 606-721 3398-912 4007l-1115 869z">
          <text:p/>
        </draw:path>
        <draw:path draw:style-name="gr24" draw:text-style-name="P1" draw:layer="layout" svg:width="1.986cm" svg:height="3.419cm" svg:x="6.939cm" svg:y="6.616cm" svg:viewBox="0 0 1987 3420" svg:d="m0 275c661-273 737-273 1103-273 294 0 111-45 883 273 0 1048 0 2096 0 3144-661 0-1323 0-1986 0 0-1048 0-2096 0-3144z">
          <text:p/>
        </draw:path>
        <draw:rect draw:style-name="gr25" draw:text-style-name="P2" draw:layer="layout" svg:width="5.208cm" svg:height="0.482cm" svg:x="5.418cm" svg:y="10.036cm">
          <text:p/>
        </draw:rect>
        <draw:rect draw:style-name="gr26" draw:text-style-name="P2" draw:layer="layout" svg:width="4.269cm" svg:height="20.528cm" svg:x="14.913cm" svg:y="1cm">
          <text:p/>
        </draw:rect>
        <draw:path draw:style-name="gr27" draw:layer="layout" svg:width="8.515cm" svg:height="5.655cm" svg:x="1cm" svg:y="0.962cm" svg:viewBox="0 0 8516 5656" svg:d="m7939 5408c232-521 647-1037 566-1643-86-629-409-1229-914-1593-466-335 389-2472-473-2137-701 273-6505 4-7118 0 0 0 463 1212 503 1922 61 1068 1049 384 697 1609-274 953 833 621 1158 697 515 120 1051 15 1581 49 616 41 599 282 1195 375 531 85 120 1384 721 832z">
          <text:p/>
        </draw:path>
        <draw:ellipse draw:style-name="gr28" draw:text-style-name="P2" draw:layer="layout" svg:width="0.361cm" svg:height="0.962cm" svg:x="6.434cm" svg:y="13.771cm">
          <text:p/>
        </draw:ellipse>
        <draw:path draw:style-name="gr29" draw:layer="layout" svg:width="2.145cm" svg:height="2.466cm" svg:x="5.731cm" svg:y="21.287cm" svg:viewBox="0 0 2146 2467" svg:d="m2145 0c-633 722-2365 646-2122 1365 207 614 299 492 498 1101l1624-301z">
          <text:p/>
        </draw:path>
        <draw:path draw:style-name="gr30" draw:layer="layout" svg:width="2.138cm" svg:height="6.102cm" svg:x="5.917cm" svg:y="21.863cm" svg:viewBox="0 0 2139 6103" svg:d="m1948 0c-633 722-2166 507-1923 1226 207 614 751 3399 950 4008l1163 868z">
          <text:p/>
        </draw:path>
        <draw:path draw:style-name="gr31" draw:layer="layout" svg:width="2.303cm" svg:height="2.095cm" svg:x="7.848cm" svg:y="21.297cm" svg:viewBox="0 0 2304 2096" svg:d="m0 0c593 715 2513 666 2284 1378-193 608-320 345-400 717l-1864-481z">
          <text:p/>
        </draw:path>
        <draw:path draw:style-name="gr32" draw:layer="layout" svg:width="2.159cm" svg:height="5.964cm" svg:x="7.848cm" svg:y="21.878cm" svg:viewBox="0 0 2160 5965" svg:d="m0 0c696 722 2432 544 2124 1192-280 590-734 3406-954 4015l-1090 757z">
          <text:p/>
        </draw:path>
        <draw:path draw:style-name="gr33" draw:layer="layout" svg:width="2.565cm" svg:height="1.407cm" svg:x="8.255cm" svg:y="26.957cm" svg:viewBox="0 0 2566 1408" svg:d="m1801 60c-1847 748 2713 970-289 1323-2049 241-1888-1424-288-1383z">
          <text:p/>
        </draw:path>
        <draw:path draw:style-name="gr34" draw:layer="layout" svg:width="2.797cm" svg:height="1.367cm" draw:transform="skewX (-0.0256563400043118) rotate (0.0376991118430704) translate (7.929cm 26.691cm)" svg:viewBox="0 0 2798 1368" svg:d="m2797 618c-761 172-1392-328-1822 35-184 157-1017 858-973 687 262-1064 1175-1529 1694-1270z">
          <text:p/>
        </draw:path>
        <draw:path draw:style-name="gr35" draw:layer="layout" svg:width="2.585cm" svg:height="1.407cm" svg:x="5.172cm" svg:y="26.818cm" svg:viewBox="0 0 2586 1408" svg:d="m770 60c1860 748-2732 970 291 1323 2064 241 1902-1424 290-1383z">
          <text:p/>
        </draw:path>
        <draw:path draw:style-name="gr36" draw:layer="layout" svg:width="2.889cm" svg:height="1.55cm" svg:x="5.171cm" svg:y="26.518cm" svg:viewBox="0 0 2890 1551" svg:d="m0 702c788 195 1438-373 1882 39 192 178 1049 973 1006 778-270-1205-1213-1733-1751-1439z">
          <text:p/>
        </draw:path>
        <draw:g>
          <draw:path draw:style-name="gr37" draw:layer="layout" svg:width="1.466cm" svg:height="0.423cm" draw:transform="skewX (0.369835268497529) rotate (-0.196524073775711) translate (5.287cm 3.627cm)" svg:viewBox="0 0 1467 424" svg:d="m1466 192c-400 53-730-102-955 10-96 49-534 266-510 213 137-330 615-474 888-393z">
            <text:p/>
          </draw:path>
          <draw:path draw:style-name="gr38" draw:layer="layout" svg:width="1.498cm" svg:height="0.485cm" draw:transform="skewX (0.434412450821306) rotate (-0.218864288201235) translate (3.926cm 3.269cm)" svg:viewBox="0 0 1499 486" svg:d="m0 219c408 62 745-116 976 13 98 55 543 305 521 244-140-378-629-543-908-451z">
            <text:p/>
          </draw:path>
        </draw:g>
        <draw:g>
          <draw:path draw:style-name="gr39" draw:layer="layout" svg:width="1.029cm" svg:height="0.271cm" draw:transform="skewX (0.427780199663729) rotate (0.162664686285841) translate (6.191cm 2.756cm)" svg:viewBox="0 0 1030 272" svg:d="m1029 123c-280 34-511-65-669 8-69 30-375 170-360 135 98-212 434-304 625-252z">
            <text:p/>
          </draw:path>
          <draw:path draw:style-name="gr40" draw:layer="layout" svg:width="1.052cm" svg:height="0.314cm" draw:transform="skewX (0.496197106341894) rotate (0.143116998663508) translate (5.211cm 2.859cm)" svg:viewBox="0 0 1053 315" svg:d="m0 141c287 41 524-74 685 10 69 35 380 197 367 157-98-243-442-351-638-292z">
            <text:p/>
          </draw:path>
        </draw:g>
        <draw:g>
          <draw:path draw:style-name="gr41" draw:text-style-name="P2" draw:layer="layout" svg:width="2.567cm" svg:height="1.89cm" svg:x="15.486cm" svg:y="18.369cm" svg:viewBox="0 0 2568 1891" svg:d="m2452 1890c-101-20-202-40-305-61 68-149 115-271 128-366 28-88 34-176 34-271 0-176-40-311-128-406s-183-142-305-142c-75 0-142 20-210 61-61 47-142 128-244 250-38 47-76 94-115 143-135 176-250 284-332 325-81 47-176 67-277 67-177 0-339-67-488-216-135-143-210-359-210-644 0-196 41-406 108-630 97 20 194 40 292 61-95 224-142 420-142 596 0 143 33 258 101 352s162 136 278 136c81 0 142-20 196-61s136-122 244-258c40-51 80-102 122-155 108-122 210-217 305-285 94-61 203-94 325-94 203 0 372 81 514 237 149 162 224 406 224 731 0 95-7 183-21 264s-40 203-94 366c0 0 0 0 0 0z">
            <text:p/>
          </draw:path>
          <draw:path draw:style-name="gr41" draw:text-style-name="P2" draw:layer="layout" svg:width="2.445cm" svg:height="2.134cm" svg:x="15.547cm" svg:y="16.015cm" svg:viewBox="0 0 2446 2135" svg:d="m2445 1700c-729-144-1458-288-2188-433 0 289 0 578 0 867-85-18-170-36-257-55 0-693 0-1386 0-2079 85 18 170 36 257 55 0 288 0 576 0 866 729 144 1458 288 2188 434 0 115 0 230 0 345z">
            <text:p/>
          </draw:path>
          <draw:path draw:style-name="gr41" draw:text-style-name="P2" draw:layer="layout" svg:width="2.445cm" svg:height="2.234cm" svg:x="15.547cm" svg:y="14.191cm" svg:viewBox="0 0 2446 2235" svg:d="m2445 2234c-815-471-1630-942-2445-1415 0-113 0-226 0-339 815-160 1630-320 2445-480 0 115 0 230 0 345-210 43-420 86-630 129 0 352 0 704 0 1056 210 122 420 244 630 366 0 112 0 224 0 338zm-887-853c0-286 0-572 0-860-368 74-736 148-1104 223 368 212 736 424 1104 637z">
            <text:p/>
          </draw:path>
          <draw:path draw:style-name="gr41" draw:text-style-name="P2" draw:layer="layout" svg:width="2.445cm" svg:height="1.855cm" svg:x="15.547cm" svg:y="11.977cm" svg:viewBox="0 0 2446 1856" svg:d="m2445 1855c-815-162-1630-324-2445-487 0-246 0-492 0-739 0-121 14-230 34-325 27-81 74-155 149-216 81-55 183-88 291-88 169 0 325 61 467 176 149 122 265 277 339 474 388-192 776-384 1165-576 0 126 0 252 0 379-359 171-718 342-1077 515 0 108 0 216 0 325 359 72 718 144 1077 217 0 115 0 230 0 345zm-1334-609c0-63 0-126 0-190 0-135-27-257-82-359-47-101-121-183-223-244-95-54-190-88-291-88-81 0-149 34-197 95-40 68-61 196-61 393 0 74 0 148 0 223 284 56 568 112 854 170z">
            <text:p/>
          </draw:path>
          <draw:path draw:style-name="gr41" draw:text-style-name="P2" draw:layer="layout" svg:width="2.445cm" svg:height="1.551cm" svg:x="15.547cm" svg:y="9.067cm" svg:viewBox="0 0 2446 1552" svg:d="m2445 1551c-815-162-1630-324-2445-488 0-115 0-230 0-345 729 144 1458 288 2187 433 0-383 0-766 0-1151 86 18 172 36 258 54 0 499 0 998 0 1497z">
            <text:p/>
          </draw:path>
          <draw:path draw:style-name="gr41" draw:text-style-name="P2" draw:layer="layout" svg:width="2.445cm" svg:height="0.833cm" svg:x="15.547cm" svg:y="7.928cm" svg:viewBox="0 0 2446 834" svg:d="m2445 833c-815-162-1630-324-2445-487 0-115 0-230 0-346 815 162 1630 324 2445 488 0 115 0 230 0 345z">
            <text:p/>
          </draw:path>
          <draw:path draw:style-name="gr41" draw:text-style-name="P2" draw:layer="layout" svg:width="2.445cm" svg:height="2.356cm" svg:x="15.547cm" svg:y="5.423cm" svg:viewBox="0 0 2446 2357" svg:d="m2445 2356c-815-162-1630-324-2445-487 0-113 0-226 0-339 643-282 1286-564 1930-847-643-128-1286-256-1930-386 0-99 0-198 0-297 815 162 1630 324 2445 487 0 113 0 226 0 339-643 282-1286 564-1930 846 643 128 1286 256 1930 386 0 99 0 198 0 298z">
            <text:p/>
          </draw:path>
          <draw:path draw:style-name="gr41" draw:text-style-name="P2" draw:layer="layout" svg:width="2.445cm" svg:height="1.849cm" svg:x="15.547cm" svg:y="3.415cm" svg:viewBox="0 0 2446 1850" svg:d="m2445 1849c-815-162-1630-324-2445-487 0-454 0-908 0-1362 85 18 170 36 257 55 0 338 0 676 0 1015 262 52 524 104 786 156 0-277 0-554 0-833 85 16 170 32 257 48 0 277 0 554 0 832 295 59 590 118 887 177 0-363 0-726 0-1091 86 18 172 36 258 54 0 478 0 956 0 1436z">
            <text:p/>
          </draw:path>
        </draw:g>
        <draw:line draw:style-name="gr42" draw:text-style-name="P2" draw:layer="layout" svg:x1="18.701cm" svg:y1="20.445cm" svg:x2="18.701cm" svg:y2="3.3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Farbverlauf_20_10" draw:display-name="Farbverlauf 10" draw:style="linear" draw:start-color="#800000" draw:end-color="#dc2300" draw:start-intensity="100%" draw:end-intensity="100%" draw:angle="1800" draw:border="0%"/>
    <draw:gradient draw:name="Farbverlauf_20_11" draw:display-name="Farbverlauf 11" draw:style="linear" draw:start-color="#ffffff" draw:end-color="#ffebba" draw:start-intensity="100%" draw:end-intensity="100%" draw:angle="1950" draw:border="55%"/>
    <draw:gradient draw:name="Farbverlauf_20_12" draw:display-name="Farbverlauf 12" draw:style="linear" draw:start-color="#ffffff" draw:end-color="#ffebba" draw:start-intensity="100%" draw:end-intensity="100%" draw:angle="1950" draw:border="55%"/>
    <draw:gradient draw:name="Farbverlauf_20_13" draw:display-name="Farbverlauf 13" draw:style="linear" draw:start-color="#000000" draw:end-color="#4c4c4c" draw:start-intensity="100%" draw:end-intensity="100%" draw:angle="2100" draw:border="0%"/>
    <draw:gradient draw:name="Farbverlauf_20_14" draw:display-name="Farbverlauf 14" draw:style="linear" draw:start-color="#000000" draw:end-color="#4c4c4c" draw:start-intensity="100%" draw:end-intensity="100%" draw:angle="3150" draw:border="0%"/>
    <draw:gradient draw:name="Farbverlauf_20_16" draw:display-name="Farbverlauf 16" draw:style="linear" draw:start-color="#e6e6ff" draw:end-color="#94a8bf" draw:start-intensity="100%" draw:end-intensity="100%" draw:angle="0" draw:border="0%"/>
    <draw:gradient draw:name="Farbverlauf_20_17" draw:display-name="Farbverlauf 17" draw:style="linear" draw:start-color="#2300dc" draw:end-color="#e6e6ff" draw:start-intensity="100%" draw:end-intensity="100%" draw:angle="2100" draw:border="0%"/>
    <draw:gradient draw:name="Farbverlauf_20_18" draw:display-name="Farbverlauf 18" draw:style="linear" draw:start-color="#2300dc" draw:end-color="#e6e6ff" draw:start-intensity="100%" draw:end-intensity="100%" draw:angle="1650" draw:border="0%"/>
    <draw:gradient draw:name="Farbverlauf_20_19" draw:display-name="Farbverlauf 19" draw:style="linear" draw:start-color="#000000" draw:end-color="#2300dc" draw:start-intensity="100%" draw:end-intensity="100%" draw:angle="0" draw:border="0%"/>
    <draw:gradient draw:name="Farbverlauf_20_7" draw:display-name="Farbverlauf 7" draw:style="linear" draw:start-color="#99ccff" draw:end-color="#e6e6ff" draw:start-intensity="100%" draw:end-intensity="100%" draw:angle="1800" draw:border="0%"/>
    <draw:gradient draw:name="Farbverlauf_20_9" draw:display-name="Farbverlauf 9" draw:style="axial" draw:start-color="#800000" draw:end-color="#ff0000" draw:start-intensity="100%" draw:end-intensity="100%" draw:angle="900" draw:border="0%"/>
    <draw:gradient draw:name="Gradient_20_10" draw:display-name="Gradient 10" draw:style="linear" draw:start-color="#00005e" draw:end-color="#2300dc" draw:start-intensity="100%" draw:end-intensity="100%" draw:angle="0" draw:border="0%"/>
    <draw:gradient draw:name="Gradient_20_11" draw:display-name="Gradient 11" draw:style="linear" draw:start-color="#00005e" draw:end-color="#2300dc" draw:start-intensity="100%" draw:end-intensity="100%" draw:angle="0" draw:border="0%"/>
    <draw:gradient draw:name="Gradient_20_12" draw:display-name="Gradient 12" draw:style="linear" draw:start-color="#00005e" draw:end-color="#2300dc" draw:start-intensity="100%" draw:end-intensity="100%" draw:angle="0" draw:border="0%"/>
    <draw:gradient draw:name="Gradient_20_13" draw:display-name="Gradient 13" draw:style="linear" draw:start-color="#00005e" draw:end-color="#2300dc" draw:start-intensity="100%" draw:end-intensity="100%" draw:angle="0" draw:border="0%"/>
    <draw:gradient draw:name="Gradient_20_14" draw:display-name="Gradient 14" draw:style="linear" draw:start-color="#00005e" draw:end-color="#2300dc" draw:start-intensity="100%" draw:end-intensity="100%" draw:angle="0" draw:border="0%"/>
    <draw:gradient draw:name="Gradient_20_15" draw:display-name="Gradient 15" draw:style="linear" draw:start-color="#00005e" draw:end-color="#2300dc" draw:start-intensity="100%" draw:end-intensity="100%" draw:angle="0" draw:border="0%"/>
    <draw:gradient draw:name="Gradient_20_16" draw:display-name="Gradient 16" draw:style="linear" draw:start-color="#00005e" draw:end-color="#2300dc" draw:start-intensity="100%" draw:end-intensity="100%" draw:angle="0" draw:border="0%"/>
    <draw:gradient draw:name="Gradient_20_17" draw:display-name="Gradient 17" draw:style="linear" draw:start-color="#00005e" draw:end-color="#2300dc" draw:start-intensity="100%" draw:end-intensity="100%" draw:angle="0" draw:border="0%"/>
    <draw:gradient draw:name="Gradient_20_18" draw:display-name="Gradient 18" draw:style="linear" draw:start-color="#00005e" draw:end-color="#2300dc" draw:start-intensity="100%" draw:end-intensity="100%" draw:angle="0" draw:border="0%"/>
    <draw:gradient draw:name="Gradient_20_19" draw:display-name="Gradient 19" draw:style="linear" draw:start-color="#00005e" draw:end-color="#2300dc" draw:start-intensity="100%" draw:end-intensity="100%" draw:angle="0" draw:border="0%"/>
    <draw:gradient draw:name="Gradient_20_20" draw:display-name="Gradient 20" draw:style="linear" draw:start-color="#00005e" draw:end-color="#2300dc" draw:start-intensity="100%" draw:end-intensity="100%" draw:angle="0" draw:border="0%"/>
    <draw:gradient draw:name="Gradient_20_21" draw:display-name="Gradient 21" draw:style="linear" draw:start-color="#00005e" draw:end-color="#2300dc" draw:start-intensity="100%" draw:end-intensity="100%" draw:angle="0" draw:border="0%"/>
    <draw:gradient draw:name="Gradient_20_22" draw:display-name="Gradient 22" draw:style="linear" draw:start-color="#00005e" draw:end-color="#2300dc" draw:start-intensity="100%" draw:end-intensity="100%" draw:angle="0" draw:border="0%"/>
    <draw:gradient draw:name="Gradient_20_23" draw:display-name="Gradient 23" draw:style="linear" draw:start-color="#00005e" draw:end-color="#2300dc" draw:start-intensity="100%" draw:end-intensity="100%" draw:angle="0" draw:border="0%"/>
    <draw:gradient draw:name="Gradient_20_24" draw:display-name="Gradient 24" draw:style="linear" draw:start-color="#00005e" draw:end-color="#2300dc" draw:start-intensity="100%" draw:end-intensity="100%" draw:angle="0" draw:border="0%"/>
    <draw:gradient draw:name="Gradient_20_25" draw:display-name="Gradient 25" draw:style="linear" draw:start-color="#00005e" draw:end-color="#2300dc" draw:start-intensity="100%" draw:end-intensity="100%" draw:angle="0" draw:border="0%"/>
    <draw:gradient draw:name="Gradient_20_26" draw:display-name="Gradient 26" draw:style="linear" draw:start-color="#000000" draw:end-color="#4c4c4c" draw:start-intensity="100%" draw:end-intensity="100%" draw:angle="3150" draw:border="0%"/>
    <draw:gradient draw:name="Gradient_20_27" draw:display-name="Gradient 27" draw:style="linear" draw:start-color="#000000" draw:end-color="#4c4c4c" draw:start-intensity="100%" draw:end-intensity="100%" draw:angle="2100" draw:border="0%"/>
    <draw:gradient draw:name="Gradient_20_28" draw:display-name="Gradient 28" draw:style="linear" draw:start-color="#e6e6ff" draw:end-color="#94a8bf" draw:start-intensity="100%" draw:end-intensity="100%" draw:angle="0" draw:border="0%"/>
    <draw:gradient draw:name="Gradient_20_29" draw:display-name="Gradient 29" draw:style="linear" draw:start-color="#e6e6ff" draw:end-color="#94a8bf" draw:start-intensity="100%" draw:end-intensity="100%" draw:angle="0" draw:border="0%"/>
    <draw:gradient draw:name="Gradient_20_30" draw:display-name="Gradient 30" draw:style="linear" draw:start-color="#000000" draw:end-color="#666666" draw:start-intensity="100%" draw:end-intensity="100%" draw:angle="1800" draw:border="0%"/>
    <draw:gradient draw:name="Gradient_20_31" draw:display-name="Gradient 31" draw:style="linear" draw:start-color="#ffffff" draw:end-color="#ffebba" draw:start-intensity="100%" draw:end-intensity="100%" draw:angle="2400" draw:border="55%"/>
    <draw:gradient draw:name="Gradient_20_32" draw:display-name="Gradient 32" draw:style="linear" draw:start-color="#800000" draw:end-color="#dc2300" draw:start-intensity="100%" draw:end-intensity="100%" draw:angle="0" draw:border="0%"/>
    <draw:gradient draw:name="Gradient_20_33" draw:display-name="Gradient 33" draw:style="linear" draw:start-color="#ffffff" draw:end-color="#ffebba" draw:start-intensity="100%" draw:end-intensity="100%" draw:angle="1950" draw:border="55%"/>
    <draw:gradient draw:name="Gradient_20_34" draw:display-name="Gradient 34" draw:style="linear" draw:start-color="#800000" draw:end-color="#dc2300" draw:start-intensity="100%" draw:end-intensity="100%" draw:angle="1800" draw:border="0%"/>
    <draw:gradient draw:name="Gradient_20_35" draw:display-name="Gradient 35" draw:style="linear" draw:start-color="#000000" draw:end-color="#2300dc" draw:start-intensity="100%" draw:end-intensity="100%" draw:angle="0" draw:border="0%"/>
    <draw:gradient draw:name="Gradient_20_37" draw:display-name="Gradient 37" draw:style="linear" draw:start-color="#2300dc" draw:end-color="#e6e6ff" draw:start-intensity="100%" draw:end-intensity="100%" draw:angle="2122" draw:border="0%"/>
    <draw:gradient draw:name="Gradient_20_38" draw:display-name="Gradient 38" draw:style="linear" draw:start-color="#000000" draw:end-color="#2300dc" draw:start-intensity="100%" draw:end-intensity="100%" draw:angle="0" draw:border="0%"/>
    <draw:gradient draw:name="Gradient_20_40" draw:display-name="Gradient 40" draw:style="linear" draw:start-color="#ffffff" draw:end-color="#99ccff" draw:start-intensity="100%" draw:end-intensity="100%" draw:angle="2287" draw:border="55%"/>
    <draw:gradient draw:name="Gradient_20_42" draw:display-name="Gradient 42" draw:style="linear" draw:start-color="#ffffff" draw:end-color="#99ccff" draw:start-intensity="100%" draw:end-intensity="100%" draw:angle="2275" draw:border="55%"/>
    <draw:gradient draw:name="Gradient_20_44" draw:display-name="Gradient 44" draw:style="linear" draw:start-color="#ffffff" draw:end-color="#99ccff" draw:start-intensity="100%" draw:end-intensity="100%" draw:angle="2493" draw:border="55%"/>
    <draw:gradient draw:name="Gradient_20_46" draw:display-name="Gradient 46" draw:style="linear" draw:start-color="#ffffff" draw:end-color="#99ccff" draw:start-intensity="100%" draw:end-intensity="100%" draw:angle="2482" draw:border="55%"/>
    <draw:gradient draw:name="Gradient_20_7" draw:display-name="Gradient 7" draw:style="linear" draw:start-color="#ffffff" draw:end-color="#ffebba" draw:start-intensity="100%" draw:end-intensity="100%" draw:angle="1950" draw:border="55%"/>
    <draw:gradient draw:name="Gradient_20_8" draw:display-name="Gradient 8" draw:style="linear" draw:start-color="#00005e" draw:end-color="#2300dc" draw:start-intensity="100%" draw:end-intensity="100%" draw:angle="0" draw:border="0%"/>
    <draw:gradient draw:name="Gradient_20_9" draw:display-name="Gradient 9" draw:style="linear" draw:start-color="#00005e" draw:end-color="#2300dc" draw:start-intensity="100%" draw:end-intensity="10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Arrow" svg:viewBox="0 0 20 30" svg:d="m10 0-10 30h20z"/>
    <draw:marker draw:name="Pfeil" svg:viewBox="0 0 20 30" svg:d="m10 0-10 30h20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en" fo:country="US" style:font-family-asian="'Arial Unicode MS'" style:font-family-generic-asian="system" style:font-pitch-asian="variable" style:font-size-asian="24pt" style:language-asian="hu" style:country-asian="HU" style:font-family-complex="Tahoma" style:font-family-generic-complex="system" style:font-pitch-complex="variable" style:font-size-complex="24pt" style:language-complex="hu" style:country-complex="HU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-image-width="0cm" draw:fill-image-he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style-name="Standard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dc:title>Star Line</dc:title>
    <dc:description>Shipping Company Poster in the style of the twenties</dc:description>
    <meta:initial-creator>Peter Thielmann</meta:initial-creator>
    <meta:creation-date>1998-03-19T12:56:46</meta:creation-date>
    <dc:creator>Ilko Höpping</dc:creator>
    <dc:date>2000-02-02T13:36:01</dc:date>
    <dc:language>en-US</dc:language>
    <meta:editing-cycles>3</meta:editing-cycles>
    <meta:editing-duration>PT34S</meta:editing-duration>
    <meta:user-defined meta:name="Info 0"/>
    <meta:user-defined meta:name="Info 1"/>
    <meta:user-defined meta:name="Info 2"/>
    <meta:user-defined meta:name="Info 3"/>
    <meta:document-statistic meta:object-count="52"/>
  </office:meta>
</office:document-meta>
</file>